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Arial" fo:font-size="12pt" officeooo:paragraph-rsid="00039602" style:font-size-asian="12pt" style:font-size-complex="12pt"/>
    </style:style>
    <style:style style:name="P3" style:family="paragraph" style:parent-style-name="Standard">
      <style:paragraph-properties fo:margin-left="2.501cm" fo:margin-right="0cm" fo:text-align="end" style:justify-single-word="false" fo:text-indent="0cm" style:auto-text-indent="false" style:writing-mode="lr-tb"/>
      <style:text-properties style:font-name="Arial" fo:font-size="12pt" officeooo:paragraph-rsid="00039602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3465a4" loext:opacity="100%" style:font-name="Arial" fo:font-size="16pt" officeooo:paragraph-rsid="00039602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5983b0" loext:opacity="100%"/>
    </style:style>
    <style:style style:name="T9" style:family="text">
      <style:text-properties fo:color="#5983b0" loext:opacity="100%" fo:font-size="14pt" style:font-size-asian="14pt" style:font-size-complex="14pt"/>
    </style:style>
    <style:style style:name="T10" style:family="text">
      <style:text-properties fo:color="#5983b0" loext:opacity="100%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color="#5983b0" loext:opacity="100%"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3960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44R_mcid10"/>Informática</text:p>
      <text:p text:style-name="P3"><text:bookmark text:name="page44R_mcid11"/><text:line-break/><text:span text:style-name="T2">Origem:</text:span><text:bookmark text:name="page44R_mcid12"/><text:span text:style-name="T2"> Wikipédia,</text:span><text:bookmark text:name="page44R_mcid13"/><text:span text:style-name="T2"> a</text:span><text:bookmark text:name="page44R_mcid14"/><text:span text:style-name="T2"> enciclopédia</text:span><text:bookmark text:name="page44R_mcid15"/><text:span text:style-name="T2"> livre.</text:span></text:p>
      <text:p text:style-name="P3"><text:span text:style-name="T2"/></text:p>
      <text:p text:style-name="P2"><text:span text:style-name="T4">Informática</text:span><text:bookmark text:name="page44R_mcid17"/> é<text:bookmark text:name="page44R_mcid18"/> um termo usado para<text:bookmark text:name="page44R_mcid19"/> descrever<text:bookmark text:name="page44R_mcid20"/> o<text:bookmark text:name="page44R_mcid21"/> conjunto<text:bookmark text:name="page44R_mcid22"/> das <text:span text:style-name="T11">ciências</text:span> relacionadas ao <text:span text:style-name="T11">armazenamento</text:span>, transmissão<text:bookmark text:name="page44R_mcid25"/> e<text:bookmark text:name="page44R_mcid26"/> processamento<text:bookmark text:name="page44R_mcid27"/> de<text:bookmark text:name="page44R_mcid28"/> informações em meios <text:span text:style-name="T11">digitais</text:span>,<text:bookmark text:name="page44R_mcid31"/> estando<text:bookmark text:name="page44R_mcid32"/> incluídas neste grupo:<text:bookmark text:name="page44R_mcid33"/> a<text:bookmark text:name="page44R_mcid34"/> <text:span text:style-name="T11">ciência</text:span><text:bookmark text:name="page44R_mcid35"/><text:span text:style-name="T11"> da</text:span><text:bookmark text:name="page44R_mcid36"/><text:span text:style-name="T11"> computação</text:span>,<text:bookmark text:name="page44R_mcid37"/> a<text:bookmark text:name="page44R_mcid38"/> <text:span text:style-name="T11">teoria da informação</text:span>,<text:bookmark text:name="page44R_mcid40"/> o<text:bookmark text:name="page44R_mcid41"/> <text:span text:style-name="T11">processo de</text:span><text:bookmark text:name="page44R_mcid42"/><text:span text:style-name="T11"> cálculo</text:span>,<text:bookmark text:name="page44R_mcid43"/> a<text:bookmark text:name="page44R_mcid44"/> <text:span text:style-name="T11">análise numérica</text:span><text:bookmark text:name="page44R_mcid46"/> e<text:bookmark text:name="page44R_mcid47"/> os<text:bookmark text:name="page44R_mcid48"/> métodos teóricos<text:bookmark text:name="page44R_mcid49"/> da representação<text:bookmark text:name="page44R_mcid51"/> dos<text:bookmark text:name="page44R_mcid52"/> conhecimentos<text:bookmark text:name="page44R_mcid53"/> e da modelagem<text:bookmark text:name="page44R_mcid55"/> dos<text:bookmark text:name="page44R_mcid56"/> problemas. Mas também 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 conhecimentos<text:bookmark text:name="page44R_mcid64"/> por<text:bookmark text:name="page44R_mcid65"/> meios<text:bookmark text:name="page44R_mcid66"/> digitais.</text:p>
      <text:p text:style-name="P2"><text:span text:style-name="T13">O</text:span> termo informática,<text:bookmark text:name="page44R_mcid69"/> é<text:bookmark text:name="page44R_mcid70"/> tratado<text:bookmark text:name="page44R_mcid71"/> em <text:span text:style-name="T11">Portugal</text:span> como <text:span text:style-name="T11">sinônimo</text:span><text:bookmark text:name="page44R_mcid72"/> da<text:bookmark text:name="page44R_mcid73"/> ciência<text:bookmark text:name="page44R_mcid74"/> da computação,<text:bookmark text:name="page44R_mcid76"/> e no<text:bookmark text:name="page44R_mcid77"/> <text:span text:style-name="T11">Brasil</text:span><text:bookmark text:name="page44R_mcid78"/> é<text:bookmark text:name="page44R_mcid79"/> habitualmente usado para rever especificamente<text:bookmark text:name="page44R_mcid80"/> o processo de<text:bookmark text:name="page44R_mcid82"/> tratamento<text:bookmark text:name="page44R_mcid83"/> da<text:bookmark text:name="page44R_mcid84"/> informação por meio<text:bookmark text:name="page44R_mcid85"/> de<text:bookmark text:name="page44R_mcid86"/> <text:span text:style-name="T11">máquinas </text:span>eletrônicas definidas como <text:span text:style-name="T11">computadores</text:span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58:43.885211659</meta:creation-date>
    <dc:date>2023-04-19T11:08:05.775366695</dc:date>
    <meta:editing-duration>PT9M22S</meta:editing-duration>
    <meta:editing-cycles>1</meta:editing-cycles>
    <meta:document-statistic meta:table-count="0" meta:image-count="0" meta:object-count="0" meta:page-count="1" meta:paragraph-count="4" meta:word-count="114" meta:character-count="781" meta:non-whitespace-character-count="670"/>
    <meta:generator>LibreOffice/7.4.5.1$Linux_X86_64 LibreOffice_project/40$Build-1</meta:generator>
  </office:meta>
</office:document-meta>
</file>